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03030" loext:opacity="100%" style:font-name="Calibri" fo:font-size="14pt" fo:font-weight="bold" officeooo:paragraph-rsid="0024927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03030" loext:opacity="100%" style:font-name="Calibri" fo:font-size="14pt" fo:font-weight="bold" officeooo:rsid="0025e2cc" officeooo:paragraph-rsid="0025e2c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03030" loext:opacity="100%" style:font-name="Calibri" officeooo:paragraph-rsid="00243231"/>
    </style:style>
    <style:style style:name="P4" style:family="paragraph" style:parent-style-name="Standard">
      <style:paragraph-properties fo:text-align="start" style:justify-single-word="false"/>
      <style:text-properties fo:color="#303030" loext:opacity="100%" style:font-name="Calibri" officeooo:paragraph-rsid="00249277"/>
    </style:style>
    <style:style style:name="P5" style:family="paragraph" style:parent-style-name="Standard">
      <style:paragraph-properties fo:text-align="start" style:justify-single-word="false"/>
      <style:text-properties fo:color="#303030" loext:opacity="100%" style:font-name="Calibri" officeooo:rsid="0017da44" officeooo:paragraph-rsid="00249277"/>
    </style:style>
    <style:style style:name="P6" style:family="paragraph" style:parent-style-name="Standard">
      <style:paragraph-properties fo:text-align="start" style:justify-single-word="false"/>
      <style:text-properties fo:color="#303030" loext:opacity="100%" officeooo:paragraph-rsid="00249277"/>
    </style:style>
    <style:style style:name="P7" style:family="paragraph" style:parent-style-name="Standard">
      <style:paragraph-properties fo:text-align="start" style:justify-single-word="false"/>
      <style:text-properties fo:color="#303030" loext:opacity="100%" style:text-underline-style="none" officeooo:paragraph-rsid="0027bf5b"/>
    </style:style>
    <style:style style:name="P8" style:family="paragraph" style:parent-style-name="Standard">
      <style:paragraph-properties fo:text-align="center" style:justify-single-word="false"/>
      <style:text-properties fo:color="#303030" loext:opacity="100%" officeooo:paragraph-rsid="00249277"/>
    </style:style>
    <style:style style:name="P9" style:family="paragraph" style:parent-style-name="Standard" style:list-style-name="L1">
      <style:paragraph-properties fo:text-align="start" style:justify-single-word="false"/>
      <style:text-properties fo:color="#303030" loext:opacity="100%" style:font-name="Calibri" style:text-underline-style="none" officeooo:paragraph-rsid="0027bf5b"/>
    </style:style>
    <style:style style:name="P10" style:family="paragraph" style:parent-style-name="Standard">
      <style:paragraph-properties fo:text-align="start" style:justify-single-word="false"/>
      <style:text-properties fo:color="#303030" loext:opacity="100%" style:font-name="Calibri" style:text-underline-style="none" officeooo:paragraph-rsid="0027bf5b"/>
    </style:style>
    <style:style style:name="P11" style:family="paragraph" style:parent-style-name="Standard">
      <style:paragraph-properties fo:text-align="start" style:justify-single-word="false"/>
      <style:text-properties fo:color="#303030" loext:opacity="100%" style:font-name="Calibri" style:text-underline-style="none" fo:font-weight="bold" officeooo:paragraph-rsid="0027bf5b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color="#303030" loext:opacity="100%" style:font-name="Calibri" officeooo:paragraph-rsid="002ae8f6"/>
    </style:style>
    <style:style style:name="P13" style:family="paragraph" style:parent-style-name="Standard">
      <style:paragraph-properties fo:text-align="start" style:justify-single-word="false"/>
      <style:text-properties fo:color="#303030" loext:opacity="100%" style:font-name="Calibri" officeooo:paragraph-rsid="00243231"/>
    </style:style>
    <style:style style:name="P14" style:family="paragraph" style:parent-style-name="Standard" style:list-style-name="L2">
      <style:paragraph-properties fo:text-align="start" style:justify-single-word="false"/>
      <style:text-properties fo:color="#303030" loext:opacity="100%" style:font-name="Calibri" officeooo:rsid="001c2b37" officeooo:paragraph-rsid="002ae8f6"/>
    </style:style>
    <style:style style:name="P15" style:family="paragraph" style:parent-style-name="Standard">
      <style:paragraph-properties fo:text-align="start" style:justify-single-word="false"/>
      <style:text-properties fo:color="#303030" loext:opacity="100%" style:font-name="Calibri" fo:font-size="14pt" fo:font-weight="bold" officeooo:paragraph-rsid="00243231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303030" loext:opacity="100%" style:font-name="Calibri" fo:font-size="14pt" officeooo:paragraph-rsid="0027bf5b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303030" loext:opacity="100%" style:font-name="Calibri" fo:font-size="6pt" style:text-underline-style="none" officeooo:rsid="001c2b37" officeooo:paragraph-rsid="003695ee" style:font-size-asian="5.25pt" style:font-size-complex="6pt"/>
    </style:style>
    <style:style style:name="P18" style:family="paragraph" style:parent-style-name="Standard">
      <style:paragraph-properties fo:text-align="center" style:justify-single-word="false"/>
      <style:text-properties fo:color="#303030" loext:opacity="100%" style:font-name="Calibri" fo:font-size="10pt" officeooo:paragraph-rsid="00243231" style:font-size-asian="10pt" style:font-size-complex="10pt"/>
    </style:style>
    <style:style style:name="P19" style:family="paragraph" style:parent-style-name="Standard" style:list-style-name="L2">
      <style:paragraph-properties fo:text-align="start" style:justify-single-word="false"/>
      <style:text-properties fo:color="#303030" loext:opacity="100%" officeooo:paragraph-rsid="002ae8f6"/>
    </style:style>
    <style:style style:name="P20" style:family="paragraph" style:parent-style-name="Standard">
      <style:paragraph-properties fo:text-align="start" style:justify-single-word="false"/>
      <style:text-properties fo:color="#303030" loext:opacity="100%" officeooo:paragraph-rsid="00243231"/>
    </style:style>
    <style:style style:name="P21" style:family="paragraph" style:parent-style-name="Standard">
      <style:paragraph-properties fo:text-align="start" style:justify-single-word="false"/>
      <style:text-properties fo:color="#303030" loext:opacity="100%" officeooo:paragraph-rsid="0027bf5b"/>
    </style:style>
    <style:style style:name="P22" style:family="paragraph" style:parent-style-name="Standard">
      <style:paragraph-properties fo:text-align="start" style:justify-single-word="false"/>
      <style:text-properties fo:color="#303030" loext:opacity="100%" officeooo:paragraph-rsid="003695ee"/>
    </style:style>
    <style:style style:name="P23" style:family="paragraph" style:parent-style-name="Standard">
      <style:paragraph-properties fo:text-align="start" style:justify-single-word="false"/>
      <style:text-properties fo:color="#303030" loext:opacity="100%" officeooo:paragraph-rsid="003acf51"/>
    </style:style>
    <style:style style:name="P24" style:family="paragraph" style:parent-style-name="Standard">
      <style:paragraph-properties fo:text-align="start" style:justify-single-word="false"/>
      <style:text-properties fo:color="#303030" loext:opacity="100%" style:text-underline-style="none" officeooo:paragraph-rsid="0027bf5b"/>
    </style:style>
    <style:style style:name="P25" style:family="paragraph" style:parent-style-name="Standard">
      <style:paragraph-properties fo:text-align="start" style:justify-single-word="false"/>
      <style:text-properties officeooo:paragraph-rsid="00243231"/>
    </style:style>
    <style:style style:name="T1" style:family="text">
      <style:text-properties style:font-name="Calibri"/>
    </style:style>
    <style:style style:name="T2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Calibri" fo:font-size="14pt" fo:font-weight="bold" officeooo:rsid="0017da44" style:font-size-asian="14pt" style:font-weight-asian="bold" style:font-size-complex="14pt" style:font-weight-complex="bold"/>
    </style:style>
    <style:style style:name="T4" style:family="text">
      <style:text-properties style:font-name="Calibri" fo:font-size="14pt" fo:font-weight="bold" officeooo:rsid="0018fcba" style:font-size-asian="14pt" style:font-weight-asian="bold" style:font-size-complex="14pt" style:font-weight-complex="bold"/>
    </style:style>
    <style:style style:name="T5" style:family="text">
      <style:text-properties style:font-name="Calibri" fo:font-size="14pt" fo:font-weight="bold" officeooo:rsid="00374cd2" style:font-size-asian="14pt" style:font-weight-asian="bold" style:font-size-complex="14pt" style:font-weight-complex="bold"/>
    </style:style>
    <style:style style:name="T6" style:family="text">
      <style:text-properties style:font-name="Calibri" officeooo:rsid="0017da44"/>
    </style:style>
    <style:style style:name="T7" style:family="text">
      <style:text-properties style:font-name="Calibri" style:text-underline-style="solid" style:text-underline-width="auto" style:text-underline-color="font-color"/>
    </style:style>
    <style:style style:name="T8" style:family="text">
      <style:text-properties style:font-name="Calibri" fo:font-weight="bold" style:font-weight-asian="bold" style:font-weight-complex="bold"/>
    </style:style>
    <style:style style:name="T9" style:family="text">
      <style:text-properties style:font-name="Calibri" fo:font-weight="bold" officeooo:rsid="0023c739" style:font-weight-asian="bold" style:font-weight-complex="bold"/>
    </style:style>
    <style:style style:name="T10" style:family="text">
      <style:text-properties style:font-name="Calibri" fo:font-weight="bold" officeooo:rsid="00243231" style:font-weight-asian="bold" style:font-weight-complex="bold"/>
    </style:style>
    <style:style style:name="T11" style:family="text">
      <style:text-properties style:font-name="Calibri" fo:font-weight="bold" officeooo:rsid="00249277" style:font-weight-asian="bold" style:font-weight-complex="bold"/>
    </style:style>
    <style:style style:name="T12" style:family="text">
      <style:text-properties style:font-name="Calibri" officeooo:rsid="001ab179"/>
    </style:style>
    <style:style style:name="T13" style:family="text">
      <style:text-properties style:font-name="Calibri" officeooo:rsid="001af805"/>
    </style:style>
    <style:style style:name="T14" style:family="text">
      <style:text-properties style:font-name="Calibri" officeooo:rsid="001b4f17"/>
    </style:style>
    <style:style style:name="T15" style:family="text">
      <style:text-properties style:font-name="Calibri" officeooo:rsid="001c2b37"/>
    </style:style>
    <style:style style:name="T16" style:family="text">
      <style:text-properties style:font-name="Calibri" officeooo:rsid="001cd787"/>
    </style:style>
    <style:style style:name="T17" style:family="text">
      <style:text-properties style:font-name="Calibri" officeooo:rsid="00249277"/>
    </style:style>
    <style:style style:name="T18" style:family="text">
      <style:text-properties style:font-name="Calibri" style:text-underline-style="none"/>
    </style:style>
    <style:style style:name="T19" style:family="text">
      <style:text-properties style:font-name="Calibri" style:text-underline-style="none" officeooo:rsid="00249277"/>
    </style:style>
    <style:style style:name="T20" style:family="text">
      <style:text-properties style:font-name="Calibri" style:text-underline-style="none" officeooo:rsid="0035818c"/>
    </style:style>
    <style:style style:name="T21" style:family="text">
      <style:text-properties style:font-name="Calibri" style:text-underline-style="none" fo:font-weight="bold" style:font-weight-asian="bold" style:font-weight-complex="bold"/>
    </style:style>
    <style:style style:name="T22" style:family="text">
      <style:text-properties style:font-name="Calibri" style:text-underline-style="none" fo:font-weight="bold" officeooo:rsid="0027bf5b" style:font-weight-asian="bold" style:font-weight-complex="bold"/>
    </style:style>
    <style:style style:name="T23" style:family="text">
      <style:text-properties style:font-name="Calibri" style:text-underline-style="none" officeooo:rsid="0027bf5b"/>
    </style:style>
    <style:style style:name="T24" style:family="text">
      <style:text-properties style:font-name="Calibri"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style:font-name="Calibri" fo:font-style="normal" style:text-underline-style="none" style:font-style-asian="normal" style:font-style-complex="normal"/>
    </style:style>
    <style:style style:name="T26" style:family="text"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T27" style:family="text">
      <style:text-properties style:font-name="Calibri" officeooo:rsid="0034d3f8"/>
    </style:style>
    <style:style style:name="T28" style:family="text">
      <style:text-properties style:font-name="Calibri" fo:font-size="12pt" fo:font-weight="normal" officeooo:rsid="00374cd2" style:font-size-asian="12pt" style:font-weight-asian="normal" style:font-size-complex="12pt" style:font-weight-complex="normal"/>
    </style:style>
    <style:style style:name="T29" style:family="text">
      <style:text-properties style:font-name="Calibri" fo:font-size="12pt" fo:font-weight="normal" officeooo:rsid="00379f7c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fo:font-weight="normal" officeooo:rsid="00387a7c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fo:font-weight="normal" officeooo:rsid="003acf51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fo:font-weight="normal" officeooo:rsid="003d612a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fo:font-weight="bold" officeooo:rsid="00387a7c" style:font-size-asian="12pt" style:font-weight-asian="bold" style:font-size-complex="12pt" style:font-weight-complex="bold"/>
    </style:style>
    <style:style style:name="T34" style:family="text">
      <style:text-properties style:font-name="Calibri" fo:font-size="6pt" fo:font-weight="normal" officeooo:rsid="00387a7c" style:font-size-asian="6pt" style:font-weight-asian="normal" style:font-size-complex="6pt" style:font-weight-complex="normal"/>
    </style:style>
    <style:style style:name="T35" style:family="text">
      <style:text-properties style:font-name="Calibri" fo:font-size="6pt" fo:font-weight="normal" officeooo:rsid="00379f7c" style:font-size-asian="6pt" style:font-weight-asian="normal" style:font-size-complex="6pt" style:font-weight-complex="normal"/>
    </style:style>
    <style:style style:name="T36" style:family="text">
      <style:text-properties style:font-name="Calibri" fo:font-size="6pt" style:text-underline-style="none" style:font-size-asian="6pt" style:font-size-complex="6pt"/>
    </style:style>
    <style:style style:name="T37" style:family="text">
      <style:text-properties style:font-name="Calibri" fo:font-size="6pt" officeooo:rsid="001c2b37" style:font-size-asian="5.25pt" style:font-size-complex="6pt"/>
    </style:style>
    <style:style style:name="T38" style:family="text">
      <style:text-properties style:font-name="Calibri" fo:font-weight="normal" officeooo:rsid="00387a7c" style:font-weight-asian="normal" style:font-weight-complex="normal"/>
    </style:style>
    <style:style style:name="T39" style:family="text">
      <style:text-properties style:font-name="Calibri" fo:font-weight="normal" officeooo:rsid="00379f7c" style:font-weight-asian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28f8df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color="#303030" loext:opacity="100%" style:font-name="Calibri"/>
    </style:style>
    <style:style style:name="T44" style:family="text">
      <style:text-properties fo:color="#303030" loext:opacity="100%" style:font-name="Calibri" officeooo:rsid="0017da44"/>
    </style:style>
    <style:style style:name="T45" style:family="text">
      <style:text-properties fo:color="#303030" loext:opacity="100%" style:font-name="Calibri" fo:font-weight="bold" style:font-weight-asian="bold" style:font-weight-complex="bold"/>
    </style:style>
    <style:style style:name="T46" style:family="text">
      <style:text-properties fo:color="#303030" loext:opacity="100%" style:font-name="Calibri" fo:font-weight="bold" officeooo:rsid="00305185" style:font-weight-asian="bold" style:font-weight-complex="bold"/>
    </style:style>
    <style:style style:name="T47" style:family="text">
      <style:text-properties fo:color="#303030" loext:opacity="100%" style:font-name="Calibri" officeooo:rsid="001cd787"/>
    </style:style>
    <style:style style:name="T48" style:family="text">
      <style:text-properties fo:color="#303030" loext:opacity="100%" style:font-name="Calibri" fo:font-size="14pt" fo:font-weight="bold" style:font-size-asian="14pt" style:font-weight-asian="bold" style:font-size-complex="14pt" style:font-weight-complex="bold"/>
    </style:style>
    <style:style style:name="T49" style:family="text">
      <style:text-properties fo:color="#303030" loext:opacity="100%" style:font-name="Calibri" fo:font-size="14pt" fo:font-weight="bold" officeooo:rsid="00266ed7" style:font-size-asian="14pt" style:font-weight-asian="bold" style:font-size-complex="14pt" style:font-weight-complex="bold"/>
    </style:style>
    <style:style style:name="T50" style:family="text">
      <style:text-properties fo:color="#303030" loext:opacity="100%" style:font-name="Calibri" style:text-underline-style="solid" style:text-underline-width="auto" style:text-underline-color="font-color"/>
    </style:style>
    <style:style style:name="T51" style:family="text">
      <style:text-properties fo:color="#303030" loext:opacity="100%" style:font-name="Calibri" style:text-underline-style="solid" style:text-underline-width="auto" style:text-underline-color="font-color" officeooo:rsid="001cd787"/>
    </style:style>
    <style:style style:name="T52" style:family="text">
      <style:text-properties fo:color="#303030" loext:opacity="100%" style:font-name="Calibri" fo:font-size="6pt" fo:font-weight="bold" officeooo:rsid="001c2b37" style:font-size-asian="5.25pt" style:font-weight-asian="bold" style:font-size-complex="6pt" style:font-weight-complex="bold"/>
    </style:style>
    <style:style style:name="T53" style:family="text">
      <style:text-properties fo:font-size="14pt" fo:font-weight="bold" style:font-size-asian="14pt" style:font-weight-asian="bold" style:font-size-complex="14pt" style:font-weight-complex="bold"/>
    </style:style>
    <style:style style:name="T54" style:family="text">
      <style:text-properties fo:font-size="14pt" fo:font-weight="bold" officeooo:rsid="003695ee" style:font-size-asian="14pt" style:font-weight-asian="bold" style:font-size-complex="14pt" style:font-weight-complex="bold"/>
    </style:style>
    <style:style style:name="T55" style:family="text">
      <style:text-properties fo:font-style="normal" style:text-underline-style="none" style:font-style-asian="normal" style:font-style-complex="normal"/>
    </style:style>
    <style:style style:name="T56" style:family="text">
      <style:text-properties fo:font-size="6pt" style:font-size-asian="6pt" style:font-size-complex="6pt"/>
    </style:style>
    <style:style style:name="T57" style:family="text">
      <style:text-properties style:text-underline-style="none" fo:font-weight="bold" style:font-weight-asian="bold" style:font-weight-complex="bold"/>
    </style:style>
    <style:style style:name="T58" style:family="text">
      <style:text-properties officeooo:rsid="003bbe6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">Entregas efectuadas en nuestras instalaciones: </text:span><text:span text:style-name="T27">Los </text:span><text:span text:style-name="T1">productos estarán disponibles para entrega en nuestras instalaciones en Bogotá, a partir de la fecha </text:span><text:span text:style-name="T17">indicada por </text:span><text:span text:style-name="T27">el </text:span><text:span text:style-name="T1">asesor. </text:span><text:span text:style-name="T18">Los tiempos </text:span><text:span text:style-name="T19">en la pagina web, </text:span><text:span text:style-name="T20">indican cuando se pueden recoger </text:span><text:span text:style-name="T18">y </text:span><text:span text:style-name="T7">no incluyen el tiempo de transporte.</text:span></text:p>
      <text:p text:style-name="P17"><text:s/></text:p>
      <text:p text:style-name="P21"><text:span text:style-name="T2">Despachos por medio de transportadora: </text:span><text:span text:style-name="T18">Hacemos envíos por medio de transportadora a nivel nacional. Si desea que hagamos el envió de su mercancía por alguna transportadora en particular, por favor </text:span><text:span text:style-name="T7">indíquenoslo</text:span><text:span text:style-name="T18">. Si usted no nos indica ninguna transportadora, nosotros hacemos el despacho por la transportadora que tenga la tarifa mas económica y se tomara esto como una </text:span><text:span text:style-name="T21">aceptación</text:span><text:span text:style-name="T18"> </text:span><text:span text:style-name="T22">de su parte</text:span><text:span text:style-name="T23">, </text:span><text:span text:style-name="T18">de la transportadora que nosotros le indiquemos. Nosotros </text:span><text:span text:style-name="T21">(Grupo Escom SAS) </text:span><text:span text:style-name="T7">no tenemos ningún convenio ni relación comercial con ninguna transportadora</text:span><text:span text:style-name="T18">, tan solo somos intermediarios entre usted y la transportadora. En caso que haya algún inconveniente o retraso con el envió de su mercancía,</text:span><text:span text:style-name="T21"> con el mayor gusto ayudaremos</text:span><text:span text:style-name="T18"> a gestionar el inconveniente con la transportadora. </text:span><text:span text:style-name="T25">En el momento que la transportadora recibe la mercancía, </text:span><text:span text:style-name="T26">ellos pasan a ser los responsables de la misma</text:span><text:span text:style-name="T25">, por esta razón, mientras ellos tengan posesión de la mercancía, </text:span><text:span text:style-name="T24">no somos responsables</text:span><text:span text:style-name="T25"> contractuales ni tenemos ninguna obligación legal sobre los daños que ellos puedan infringirle a la misma.</text:span></text:p>
      <text:p text:style-name="P16"><text:span text:style-name="T57">Formas de pago a la transportadora</text:span></text:p>
      <text:p text:style-name="P7"><text:span text:style-name="T8">Contraentrega:</text:span><text:span text:style-name="T1"> <text:tab/>Usted debe pagar el 100% del envió en </text:span><text:span text:style-name="T7">efectivo</text:span><text:span text:style-name="T1">, al momento de </text:span><text:span text:style-name="T8">recibir</text:span><text:span text:style-name="T1"> la mercancía a la transportadora. En estos casos, <text:tab/><text:tab/><text:tab/>nosotros le indicamos cuanto es el costo del envió para que tenga preparado el dinero.</text:span></text:p>
      <text:p text:style-name="P7"><text:span text:style-name="T8">Envió de contado:</text:span><text:span text:style-name="T1"> <text:tab/>Usted paga el 100% del envió </text:span><text:span text:style-name="T8">antes</text:span><text:span text:style-name="T1"> del despacho. En estos casos, si la transportadora da la opción, se le puede hacer el <text:tab/><text:tab/><text:tab/>pago por transferencia directamente a la transportadora. Si no da la opción, nosotros le pagamos a la transportadora, y le <text:tab/><text:tab/><text:tab/>facturaremos a usted este valor, aumentándole el 19% del IVA por ley.</text:span></text:p>
      <text:p text:style-name="P10"><text:span text:style-name="T54">¿</text:span><text:span text:style-name="T53">Como debe recibirle la mercancía a la transportadora</text:span><text:span text:style-name="T54">?</text:span><text:span text:style-name="T53">: </text:span>Nosotros enviamos la mercancía en perfecto estado. En algunos casos la transportadora puede golpear o estropear la mercancía. La única forma de revisar que la mercancía llego en perfecto estado es en el momento de la recepción de la misma. Por esto<text:span text:style-name="T40"> es indispensable que usted revise que la mercancía haya llegado sin golpes en el producto o en el empaque.</text:span></text:p>
      <text:p text:style-name="P11">Si la mercancía o el empaque llegan estropeados usted debe:</text:p>
      <text:list xml:id="list2294847514" text:style-name="L1">
        <text:list-item>
          <text:p text:style-name="P9">Escribir con <text:span text:style-name="T40">esfero</text:span> en la guía de la transportadora, que la mercancía llego golpeada o dañada.</text:p>
        </text:list-item>
        <text:list-item>
          <text:p text:style-name="P9">Puede no recibir la mercancía a la transportadora, aunque si deja la anotación, la puede recibir.</text:p>
        </text:list-item>
        <text:list-item>
          <text:p text:style-name="P9">Hacer un registro fotográfico o video del daño.</text:p>
        </text:list-item>
      </text:list>
      <text:p text:style-name="P10">En caso que la transportadora haya estropeado la mercancía en el viaje y <text:span text:style-name="T40">usted no deje la anotación en la guía</text:span>, nosotros <text:span text:style-name="T42">no nos <text:s/>hacemos responsables</text:span> por las reparaciones, costos de envió o demás gastos que generen la reparación o sustitución de la mercancía.</text:p>
      <text:p text:style-name="P17"><text:s text:c="2"/></text:p>
      <text:p text:style-name="P25"><text:span text:style-name="T48">Entregas </text:span><text:span text:style-name="T49">realizadas por nosotros en</text:span><text:span text:style-name="T48"> Bogotá: </text:span><text:span text:style-name="T43">Las entregas en Bogotá que no </text:span><text:span text:style-name="T44">requieran</text:span><text:span text:style-name="T43"> ayudante tienen un costo de</text:span><text:span text:style-name="T45"> $35.700 </text:span><text:span text:style-name="T46">IVA incluido</text:span><text:span text:style-name="T45">. </text:span><text:span text:style-name="T47">Las entregas de los productos se efectúan en el </text:span><text:span text:style-name="T51">primer</text:span><text:span text:style-name="T50"> piso</text:span><text:span text:style-name="T43">.</text:span><text:span text:style-name="T52"> <text:s/></text:span></text:p>
      <text:p text:style-name="P15">Entregas sin costo en Bogotá</text:p>
      <text:list xml:id="list2521421352" text:style-name="L2">
        <text:list-item>
          <text:p text:style-name="P19"><text:span text:style-name="T1">Para compras superiores a </text:span><text:span text:style-name="T8">$ </text:span><text:span text:style-name="T10">2</text:span><text:span text:style-name="T11">.500.000</text:span><text:span text:style-name="T8"> IVA incluido</text:span><text:span text:style-name="T1">, la entrega no tendrá costo.</text:span></text:p>
        </text:list-item>
        <text:list-item>
          <text:p text:style-name="P19"><text:span text:style-name="T13">A</text:span><text:span text:style-name="T12">plica </text:span><text:span text:style-name="T13">solo </text:span><text:span text:style-name="T12">para entregas efectuadas de Lunes a Viernes de 8:30 am a 5:</text:span><text:span text:style-name="T15">0</text:span><text:span text:style-name="T12">0 pm.</text:span></text:p>
        </text:list-item>
        <text:list-item>
          <text:p text:style-name="P19"><text:span text:style-name="T14">Aplica solo si la entrega es realizada en el rango de días para entregar, estipulado en </text:span><text:span text:style-name="T17">pagina web</text:span><text:span text:style-name="T14">.</text:span></text:p>
        </text:list-item>
        <text:list-item>
          <text:p text:style-name="P19"><text:span text:style-name="T1">Aplica, siempre y cuando </text:span><text:span text:style-name="T7">no se requiera ayudante</text:span><text:span text:style-name="T1"> o vehículo extra para hacer la entrega.</text:span></text:p>
        </text:list-item>
        <text:list-item>
          <text:p text:style-name="P12">No aplica para las localidades de Bosa, Ciudad Bolívar, Usme, Tunjuelito, San Cristóbal y Fontibón occidental, ni para cercanías de Bogotá.</text:p>
        </text:list-item>
        <text:list-item>
          <text:p text:style-name="P14">Aplica solo para una entrega.</text:p>
        </text:list-item>
      </text:list>
      <text:p text:style-name="P22"><text:span text:style-name="T2">Costo de ayudante: <text:s/></text:span><text:span text:style-name="T1">El costo de un ayudante es de </text:span><text:span text:style-name="T8">$ 1</text:span><text:span text:style-name="T9">5</text:span><text:span text:style-name="T8">.000. </text:span><text:span text:style-name="T1">Si en las instalaciones en las que se deben entregar los productos, nuestro conductor requiere un ayudante para mover los productos o nuestro vehículo no se puede dejar solo, este valor adicional se cobrar</text:span><text:span text:style-name="T17">á</text:span><text:span text:style-name="T1">.</text:span></text:p>
      <text:p text:style-name="P23"><text:span text:style-name="T5">Garantía: </text:span><text:span text:style-name="T30">El tiempo será el que indique el producto. Cubre solo defectos de fabrica. </text:span><text:span text:style-name="T33">Imperfecciones</text:span><text:span text:style-name="T30">: La garantía cubre defectos como rayones, golpes, etc, si se nos notifica en las siguientes 24 horas de haber recibido los productos, de lo contrario, no se hará efectiva.</text:span></text:p>
      <text:p text:style-name="P23"><text:span text:style-name="T5">Retracto: </text:span><text:span text:style-name="T28">Estamos sujetos </text:span><text:span text:style-name="T30">a </text:span><text:span text:style-name="T28">la ley de retracto 1480 de 2011 Art 47. </text:span><text:span text:style-name="T29">Esta debe presentar</text:span><text:span text:style-name="T32">s</text:span><text:span text:style-name="T29">e 5 dias a partir de la recepción de la mercancía.</text:span></text:p>
      <text:p text:style-name="P23"><text:span text:style-name="T5">Repuestos y reparaciones: </text:span><text:span text:style-name="T28">Si con el tiempo los productos, necesitan repuestos, reparaciones, pintura, tapizado etc y esto no lo cubre la garantía, se cotizara y se hará lo posible por dar una solución. Pero no se garantiza </text:span><text:span text:style-name="T31">que acabados y funcionamiento </text:span><text:span text:style-name="T28">queden igual que el original.</text:span></text:p>
      <text:p text:style-name="P23"><text:span text:style-name="T56"><text:s text:c="2"/></text:span></text:p>
      <text:p text:style-name="P3"><text:span text:style-name="T53">Aceptación de cotizacion: </text:span>Al aceptar esta cotizacion, usted <text:span text:style-name="T40">acepta</text:span> las condiciones comerciales aquí presentadas y en los enlaces a la web.</text:p>
      <text:p text:style-name="P18"><text:s text:c="2"/></text:p>
      <text:p text:style-name="P2">Pago por transferencia bancari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Entregas efectuadas en nuestras instalaciones</text:p>
      <text:p text:style-name="P6"><text:span text:style-name="T1">Nuestros productos siempre estarán disponibles para la entrega en nuestras instalaciones en Bogotá, a partir de la fecha establecida en la cotización, previa comunicación con el asesor. </text:span><text:span text:style-name="T7">Los tiempos indicados en cada productos es para ser recogidos en nuestras instalaciones y no incluyen el tiempo de transporte.</text:span></text:p>
      <text:p text:style-name="P8"><text:span text:style-name="T3">Entregas </text:span><text:span text:style-name="T4">a nivel nacional</text:span></text:p>
      <text:p text:style-name="P5">Los despachos se efectuarán por medio de una transportadora en la modalidad contraentrega. Si requiere otro tipo de despacho, comunicarse con su asesor. </text:p>
      <text:p text:style-name="P1">Entregas en Bogotá</text:p>
      <text:p text:style-name="P6"><text:span text:style-name="T1">- Las entregas en Bogotá que no </text:span><text:span text:style-name="T6">requieran</text:span><text:span text:style-name="T1"> ayudante tienen un costo de</text:span><text:span text:style-name="T8"> $30.000.</text:span><text:span text:style-name="T1"><text:line-break/>- Se podrán entregar por medio de transportadora con la modalidad contraentrega.</text:span></text:p>
      <text:p text:style-name="P6"><text:span text:style-name="T1">- </text:span><text:span text:style-name="T16">Las entregas de los productos se efectúan en el primer</text:span><text:span text:style-name="T1"> piso.</text:span></text:p>
      <text:p text:style-name="P6"/>
      <text:p text:style-name="P1">Entregas sin costo en Bogotá</text:p>
      <text:p text:style-name="P6"><text:span text:style-name="T1">- Para compras superiores a </text:span><text:span text:style-name="T8">$ </text:span><text:span text:style-name="T10">2</text:span><text:span text:style-name="T8"> millones <text:s/>IVA incluido</text:span><text:span text:style-name="T1">, la entrega no tendrá costo.</text:span></text:p>
      <text:p text:style-name="P6"><text:span text:style-name="T1">- </text:span><text:span text:style-name="T13">A</text:span><text:span text:style-name="T12">plica </text:span><text:span text:style-name="T13">solo </text:span><text:span text:style-name="T12">para entregas efectuadas de Lunes a Viernes de 8:30 am a 5:</text:span><text:span text:style-name="T15">0</text:span><text:span text:style-name="T12">0 pm.</text:span></text:p>
      <text:p text:style-name="P6"><text:span text:style-name="T12">- </text:span><text:span text:style-name="T14">Aplica solo si la entrega es realizada en el rango de días para entregar, estipulado en la cotización.</text:span><text:span text:style-name="T1"><text:line-break/>- Aplica, siempre y cuando </text:span><text:span text:style-name="T7">no se requiera ayudante</text:span><text:span text:style-name="T1"> o vehículo extra para hacer la entrega.</text:span></text:p>
      <text:p text:style-name="P4">- No aplica para las localidades de Bosa, Ciudad Bolívar, Usme, Tunjuelito, San Cristóbal y Fontibón occidental,</text:p>
      <text:p text:style-name="P4"><text:s text:c="3"/>ni para cercanías de Bogotá como Cota, Chía, Zipaquirá, Soacha o Tenjo.</text:p>
      <text:p text:style-name="P6"><text:span text:style-name="T1">- </text:span><text:span text:style-name="T15">Aplica solo para una entrega.</text:span></text:p>
      <text:p text:style-name="P1">Costo de ayudante</text:p>
      <text:p text:style-name="P6"><text:span text:style-name="T1">- El costo de un ayudante es de </text:span><text:span text:style-name="T8">$ 1</text:span><text:span text:style-name="T9">5</text:span><text:span text:style-name="T8">.000.</text:span><text:span text:style-name="T1"><text:line-break/>- Si en las instalaciones en las que se deben entregar los productos, nuestro conductor requiere un ayudante<text:line-break/> <text:s text:c="2"/>para mover los productos o nuestro vehículo no se puede dejar solo, este valor adicional se cobrar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cm" fo:page-height="30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5-02T08:28:26.093000000</meta:creation-date>
    <dc:date>2023-03-07T16:57:51.845000000</dc:date>
    <meta:editing-duration>PT1H59M3S</meta:editing-duration>
    <meta:editing-cycles>18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45" meta:word-count="1065" meta:character-count="6431" meta:non-whitespace-character-count="5386"/>
  </office:meta>
</office:document-meta>
</file>